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CD569F16.png" manifest:media-type="image/png"/>
  <manifest:file-entry manifest:full-path="Pictures/20000002000000B40000023F96781042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1cm, 18.854cm, 14.822cm, 23.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287cm" svg:height="25.11cm" svg:x="10.144cm" svg:y="1.036cm">
          <draw:image xlink:href="Pictures/20000002000000B40000023F96781042.eps" xlink:type="simple" xlink:show="embed" xlink:actuate="onLoad">
            <text:p/>
          </draw:image>
        </draw:frame>
        <draw:frame draw:style-name="gr2" draw:text-style-name="P1" draw:layer="layout" svg:width="7.874cm" svg:height="12.7cm" svg:x="1.381cm" svg:y="6.588cm">
          <draw:image xlink:href="Pictures/1000020100000780000004B0CD569F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5T15:14:19.115309597</meta:creation-date>
    <dc:date>2018-06-05T15:49:50.439064845</dc:date>
    <dc:creator>Paul Raynaud</dc:creator>
    <meta:editing-duration>PT1M56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